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style:style style:name="P22" style:family="paragraph">
      <style:paragraph-properties fo:line-height="100.00%" fo:text-align="left" fo:margin-bottom="10.00pt"/>
    </style:style>
    <style:style style:name="P23" style:family="paragraph">
      <style:paragraph-properties fo:line-height="115.00%" fo:text-align="left" fo:margin-bottom="10.00pt"/>
    </style:style>
    <style:style style:name="P24" style:family="paragraph">
      <style:paragraph-properties fo:line-height="100.00%" fo:text-align="left"/>
    </style:style>
    <style:style style:name="P25" style:family="paragraph">
      <style:paragraph-properties fo:line-height="115.00%" fo:text-align="left" fo:margin-bottom="10.00pt"/>
    </style:style>
    <style:style style:name="P26" style:family="paragraph">
      <style:paragraph-properties fo:line-height="100.00%" fo:text-align="left" fo:margin-bottom="10.00pt"/>
    </style:style>
    <style:style style:name="P27" style:family="paragraph">
      <style:paragraph-properties fo:line-height="115.00%" fo:text-align="left" fo:margin-bottom="10.00pt"/>
    </style:style>
    <style:style style:name="P28" style:family="paragraph">
      <style:paragraph-properties fo:line-height="100.00%" fo:text-align="left" fo:margin-bottom="10.00pt"/>
    </style:style>
    <style:style style:name="P29" style:family="paragraph">
      <style:paragraph-properties fo:line-height="115.00%" fo:text-align="left" fo:margin-bottom="10.00pt"/>
    </style:style>
    <style:style style:name="P30" style:family="paragraph">
      <style:paragraph-properties fo:line-height="100.00%" fo:text-align="left" fo:margin-bottom="10.00pt"/>
    </style:style>
    <style:style style:name="P31" style:family="paragraph">
      <style:paragraph-properties fo:line-height="115.00%" fo:text-align="left" fo:margin-bottom="10.00pt"/>
    </style:style>
    <style:style style:name="P32" style:family="paragraph">
      <style:paragraph-properties fo:line-height="100.00%" fo:text-align="left" fo:margin-bottom="10.00pt"/>
    </style:style>
    <style:style style:name="P33" style:family="paragraph">
      <style:paragraph-properties fo:line-height="115.00%" fo:text-align="left" fo:margin-bottom="10.00pt"/>
    </style:style>
    <style:style style:name="P34" style:family="paragraph">
      <style:paragraph-properties fo:line-height="100.00%" fo:text-align="left" fo:margin-bottom="10.00pt"/>
    </style:style>
    <style:style style:name="P35" style:family="paragraph">
      <style:paragraph-properties fo:line-height="115.00%" fo:text-align="left" fo:margin-bottom="10.00pt"/>
    </style:style>
    <style:style style:name="P36" style:family="paragraph">
      <style:paragraph-properties fo:line-height="100.00%" fo:text-align="left" fo:margin-bottom="10.00pt"/>
    </style:style>
    <style:style style:name="P37" style:family="paragraph">
      <style:paragraph-properties fo:line-height="115.00%" fo:text-align="left" fo:margin-bottom="10.00pt"/>
    </style:style>
    <style:style style:name="P38" style:family="paragraph">
      <style:paragraph-properties fo:line-height="100.00%" fo:text-align="left"/>
    </style:style>
    <style:style style:name="P39" style:family="paragraph">
      <style:paragraph-properties fo:line-height="115.00%" fo:text-align="left" fo:margin-bottom="10.00pt"/>
    </style:style>
  </office:automatic-styles>
  <office:body>
    <office:text>
      <text:p text:style-name="P1"><text:span text:style-name="T1">Objective:- Assignments will help trainees to understand the basics of unix command and how to explore and use it.</text:span></text:p>
      <text:p text:style-name="P1"><text:span text:style-name="T1"/></text:p>
      <text:p text:style-name="P1"><text:span text:style-name="T1">DO NOT copy paste commands from internet, you can take help of the Unix in-built command manual.</text:span></text:p>
      <text:p text:style-name="P1"><text:span text:style-name="T1"/></text:p>
      <text:p text:style-name="P1"><text:span text:style-name="T1">Be Honest to yourself!</text:span></text:p>
      <text:p text:style-name="P1"><text:span text:style-name="T1"/></text:p>
      <text:p text:style-name="P1"><text:span text:style-name="T1">Important command and option to learn unix commands:-</text:span></text:p>
      <text:p text:style-name="P1"><text:span text:style-name="T1">man Command</text:span></text:p>
      <text:p text:style-name="P1"><text:span text:style-name="T1">Example:-</text:span></text:p>
      <text:p text:style-name="P1"><text:span text:style-name="T1">man ls</text:span></text:p>
      <text:p text:style-name="P1"><text:span text:style-name="T1"/></text:p>
      <text:p text:style-name="P1"><text:span text:style-name="T1">--help Option</text:span></text:p>
      <text:p text:style-name="P1"><text:span text:style-name="T1">Example:-</text:span></text:p>
      <text:p text:style-name="P1"><text:span text:style-name="T1">ls --help</text:span></text:p>
      <text:p text:style-name="P1"><text:span text:style-name="T1"/></text:p>
      <text:p text:style-name="P1"><text:span text:style-name="T1">NOTE:- Always use "man" command before using any unix commands and read about it and its options and how to use it.</text:span></text:p>
      <text:p text:style-name="P1"><text:span text:style-name="T1"/></text:p>
      <text:p text:style-name="P1"><text:span text:style-name="T1"/></text:p>
      <text:p text:style-name="P1"><text:span text:style-name="T1"/></text:p>
      <text:p text:style-name="P1"><text:span text:style-name="T1">1.List the contents of a directory and their attributes</text:span></text:p>
      <text:p text:style-name="P1"><text:span text:style-name="T1">Ans: ls -l</text:span></text:p>
      <text:p text:style-name="P2"><draw:frame text:anchor-type="as-char" svg:width="129.12mm" svg:height="39.42mm" style:rel-width="scale" style:rel-height="scale"><draw:object-ole xlink:href="OleObj1"/><draw:image xlink:href="ObjectReplacements/OleObj1"/></draw:frame><text:span text:style-name="T1"/></text:p>
      <text:p text:style-name="P3"><text:span text:style-name="T1">2.Long list the content with file, directory ownership, permissions,sizes, etc…</text:span></text:p>
      <text:p text:style-name="P3"><text:span text:style-name="T1">Ans: ls -l</text:span></text:p>
      <text:p text:style-name="P4"><draw:frame text:anchor-type="as-char" svg:width="115.62mm" svg:height="25.14mm" style:rel-width="scale" style:rel-height="scale"><draw:object-ole xlink:href="OleObj2"/><draw:image xlink:href="ObjectReplacements/OleObj2"/></draw:frame><text:span text:style-name="T1"/></text:p>
      <text:p text:style-name="P5"><text:span text:style-name="T1">3.Display the size of the file in human readable format</text:span></text:p>
      <text:p text:style-name="P5"><text:span text:style-name="T1">Ans: ls -l -h</text:span></text:p>
      <text:p text:style-name="P6"><draw:frame text:anchor-type="as-char" svg:width="113.51mm" svg:height="24.34mm" style:rel-width="scale" style:rel-height="scale"><draw:object-ole xlink:href="OleObj3"/><draw:image xlink:href="ObjectReplacements/OleObj3"/></draw:frame><text:span text:style-name="T1"/></text:p>
      <text:p text:style-name="P7"><text:span text:style-name="T1">4.Show all files and folders including hidden one</text:span></text:p>
      <text:p text:style-name="P7"><text:span text:style-name="T1">Ans: ls -l -a -h</text:span></text:p>
      <text:p text:style-name="P8"><draw:frame text:anchor-type="as-char" svg:width="117.21mm" svg:height="31.22mm" style:rel-width="scale" style:rel-height="scale"><draw:object-ole xlink:href="OleObj4"/><draw:image xlink:href="ObjectReplacements/OleObj4"/></draw:frame><text:span text:style-name="T1"/></text:p>
      <text:p text:style-name="P9"><text:span text:style-name="T1">5.list directories recursively.</text:span></text:p>
      <text:p text:style-name="P9"><text:span text:style-name="T1">Ans: ls -R</text:span></text:p>
      <text:p text:style-name="P10"><draw:frame text:anchor-type="as-char" svg:width="87.05mm" svg:height="27.52mm" style:rel-width="scale" style:rel-height="scale"><draw:object-ole xlink:href="OleObj5"/><draw:image xlink:href="ObjectReplacements/OleObj5"/></draw:frame><text:span text:style-name="T1"/></text:p>
      <text:p text:style-name="P10"><text:span text:style-name="T1"/></text:p>
      <text:p text:style-name="P11"><text:span text:style-name="T1">6.Sort the files by size with largest at the top</text:span></text:p>
      <text:p text:style-name="P11"><text:span text:style-name="T1">Ans: ls -la</text:span></text:p>
      <text:p text:style-name="P12"><draw:frame text:anchor-type="as-char" svg:width="133.35mm" svg:height="35.98mm" style:rel-width="scale" style:rel-height="scale"><draw:object-ole xlink:href="OleObj6"/><draw:image xlink:href="ObjectReplacements/OleObj6"/></draw:frame><text:span text:style-name="T1"/></text:p>
      <text:p text:style-name="P12"><text:span text:style-name="T1"/></text:p>
      <text:p text:style-name="P13"><text:span text:style-name="T1">7.Sort the files by last time modified displaying the newest first.</text:span></text:p>
      <text:p text:style-name="P13"><text:span text:style-name="T1">Ans: ls -lt</text:span></text:p>
      <text:p text:style-name="P14"><draw:frame text:anchor-type="as-char" svg:width="129.65mm" svg:height="26.19mm" style:rel-width="scale" style:rel-height="scale"><draw:object-ole xlink:href="OleObj7"/><draw:image xlink:href="ObjectReplacements/OleObj7"/></draw:frame><text:span text:style-name="T1"/></text:p>
      <text:p text:style-name="P15"><text:span text:style-name="T1">8.Diplay the location of a program/command, where it is installed.</text:span></text:p>
      <text:p text:style-name="P15"><text:span text:style-name="T1">Ans: which </text:span></text:p>
      <text:p text:style-name="P15"><text:span text:style-name="T1">9.Which command is used to switch directory from one to another</text:span></text:p>
      <text:p text:style-name="P15"><text:span text:style-name="T1">Ans: cd</text:span></text:p>
      <text:p text:style-name="P15"><text:span text:style-name="T1">10.List all the environment variables set for the current shell environment</text:span></text:p>
      <text:p text:style-name="P15"><text:span text:style-name="T1">Ans: env</text:span></text:p>
      <text:p text:style-name="P16"><draw:frame text:anchor-type="as-char" svg:width="139.17mm" svg:height="55.83mm" style:rel-width="scale" style:rel-height="scale"><draw:object-ole xlink:href="OleObj8"/><draw:image xlink:href="ObjectReplacements/OleObj8"/></draw:frame><text:span text:style-name="T1"/></text:p>
      <text:p text:style-name="P17"><text:span text:style-name="T1">11.Did you notice something in the output of "env" command?</text:span></text:p>
      <text:p text:style-name="P17"><text:span text:style-name="T1">Ans:<text:s/></text:span><text:span text:style-name="T2">We can get all environmental variables (shell type, user name , pwd, etc)</text:span><text:span text:style-name="T3"/></text:p>
      <text:p text:style-name="P17"><text:span text:style-name="T3">12.Which command is used to print the text or any variables value in the Console/Terminal?</text:span></text:p>
      <text:p text:style-name="P17"><text:span text:style-name="T3">Ans: echo</text:span></text:p>
      <text:p text:style-name="P17"><text:span text:style-name="T3">13.Print the value of the env variable "PATH" on the console</text:span></text:p>
      <text:p text:style-name="P17"><text:span text:style-name="T3">Ans: echo $PATH</text:span></text:p>
      <text:p text:style-name="P18"><draw:frame text:anchor-type="as-char" svg:width="152.40mm" svg:height="17.99mm" style:rel-width="scale" style:rel-height="scale"><draw:object-ole xlink:href="OleObj9"/><draw:image xlink:href="ObjectReplacements/OleObj9"/></draw:frame><text:span text:style-name="T3"/></text:p>
      <text:p text:style-name="P19"><text:span text:style-name="T3">14.Is linux a case-sensitive operating system?</text:span></text:p>
      <text:p text:style-name="P19"><text:span text:style-name="T3">Ans: Yes</text:span></text:p>
      <text:p text:style-name="P19"><text:span text:style-name="T3">15.Is, "Ls" same as "ls"?</text:span></text:p>
      <text:p text:style-name="P19"><text:span text:style-name="T3">Ans: No</text:span></text:p>
      <text:p text:style-name="P19"><text:span text:style-name="T3">16.Display your currently logged in user</text:span></text:p>
      <text:p text:style-name="P19"><text:span text:style-name="T3">Ans: whoami</text:span></text:p>
      <text:p text:style-name="P20"><draw:frame text:anchor-type="as-char" svg:width="85.99mm" svg:height="16.14mm" style:rel-width="scale" style:rel-height="scale"><draw:object-ole xlink:href="OleObj10"/><draw:image xlink:href="ObjectReplacements/OleObj10"/></draw:frame><text:span text:style-name="T3"/></text:p>
      <text:p text:style-name="P21"><text:span text:style-name="T3">17.how do you change the currrently logged in user to another user?</text:span></text:p>
      <text:p text:style-name="P21"><text:span text:style-name="T3">Ans: su -username</text:span></text:p>
      <text:p text:style-name="P21"><text:span text:style-name="T3">18.Which command is used to leave a shell environment that you are currently logged in to?</text:span></text:p>
      <text:p text:style-name="P21"><text:span text:style-name="T3">Ans: chsh</text:span></text:p>
      <text:p text:style-name="P21"><text:span text:style-name="T3">19.How do you reboot the system?</text:span></text:p>
      <text:p text:style-name="P21"><text:span text:style-name="T3">Ans: init 6</text:span></text:p>
      <text:p text:style-name="P21"><text:span text:style-name="T3">20.How do you shutdown the system?</text:span></text:p>
      <text:p text:style-name="P21"><text:span text:style-name="T3">Ans: init 0</text:span></text:p>
      <text:p text:style-name="P21"><text:span text:style-name="T3">21.Display all the major running processes in the system</text:span></text:p>
      <text:p text:style-name="P21"><text:span text:style-name="T3">Ans: top</text:span></text:p>
      <text:p text:style-name="P22"><draw:frame text:anchor-type="as-char" svg:width="152.40mm" svg:height="48.95mm" style:rel-width="scale" style:rel-height="scale"><draw:object-ole xlink:href="OleObj11"/><draw:image xlink:href="ObjectReplacements/OleObj11"/></draw:frame><text:span text:style-name="T3"/></text:p>
      <text:p text:style-name="P23"><text:span text:style-name="T3"/></text:p>
      <text:p text:style-name="P23"><text:span text:style-name="T3">22.Understand the output of command used in above question of displaying processes, explain the meaning of each column and what data it displays?</text:span></text:p>
      <text:p text:style-name="P24"><text:span text:style-name="T3">Ans:</text:span><text:span text:style-name="T4"><text:s/>top displays the current time.followed by the system uptime, which tells us the time for which the system has been running.the number of active user sessions</text:span></text:p>
      <text:p text:style-name="P24"><text:span text:style-name="T4">PID USER<text:s text:c="6"/>PR<text:s text:c="2"/>NI<text:s text:c="4"/>VIRT<text:s text:c="4"/>RES<text:s text:c="4"/>SHR S %CPU %MEM<text:s text:c="5"/>TIME+ COMMAND</text:span></text:p>
      <text:p text:style-name="P24"><text:span text:style-name="T4">PID: Process ID</text:span></text:p>
      <text:p text:style-name="P24"><text:span text:style-name="T4">USER: username</text:span></text:p>
      <text:p text:style-name="P24"><text:span text:style-name="T4">PR: shows the scheduling priority of the process from the perspective of the kernel</text:span></text:p>
      <text:p text:style-name="P24"><text:span text:style-name="T4">NI: nice” value of a process,The nice value affects the priority of a process</text:span></text:p>
      <text:p text:style-name="P24"><text:span text:style-name="T4">VIRT: total amount of memory consumed by a process</text:span></text:p>
      <text:p text:style-name="P24"><text:span text:style-name="T4">RES:<text:s text:c="2"/>the memory consumed by the process in RAM</text:span></text:p>
      <text:p text:style-name="P24"><text:span text:style-name="T4">MEM: expresses this value as a percentage of the total RAM available</text:span></text:p>
      <text:p text:style-name="P24"><text:span text:style-name="T4">SHR:<text:s text:c="2"/>the amount of memory shared with other processes</text:span></text:p>
      <text:p text:style-name="P25"><text:span text:style-name="T5"/></text:p>
      <text:p text:style-name="P25"><text:span text:style-name="T5">23.Display the name of the system kernel</text:span></text:p>
      <text:p text:style-name="P25"><text:span text:style-name="T5">Ans: uname -s</text:span></text:p>
      <text:p text:style-name="P26"><draw:frame text:anchor-type="as-char" svg:width="92.60mm" svg:height="18.26mm" style:rel-width="scale" style:rel-height="scale"><draw:object-ole xlink:href="OleObj12"/><draw:image xlink:href="ObjectReplacements/OleObj12"/></draw:frame><text:span text:style-name="T5"/></text:p>
      <text:p text:style-name="P27"><text:span text:style-name="T5">24.display the kernel release number</text:span></text:p>
      <text:p text:style-name="P27"><text:span text:style-name="T5">Ans: uname -v</text:span></text:p>
      <text:p text:style-name="P28"><draw:frame text:anchor-type="as-char" svg:width="93.66mm" svg:height="16.40mm" style:rel-width="scale" style:rel-height="scale"><draw:object-ole xlink:href="OleObj13"/><draw:image xlink:href="ObjectReplacements/OleObj13"/></draw:frame><text:span text:style-name="T5"/></text:p>
      <text:p text:style-name="P29"><text:span text:style-name="T5">25.display teh machine type of the current kernel</text:span></text:p>
      <text:p text:style-name="P29"><text:span text:style-name="T5">Ans: uname -i</text:span></text:p>
      <text:p text:style-name="P30"><draw:frame text:anchor-type="as-char" svg:width="97.37mm" svg:height="17.73mm" style:rel-width="scale" style:rel-height="scale"><draw:object-ole xlink:href="OleObj14"/><draw:image xlink:href="ObjectReplacements/OleObj14"/></draw:frame><text:span text:style-name="T5"/></text:p>
      <text:p text:style-name="P31"><text:span text:style-name="T5">26.Display the name of the operating system that the kernel is running on</text:span></text:p>
      <text:p text:style-name="P31"><text:span text:style-name="T5">Ans: uname -o</text:span></text:p>
      <text:p text:style-name="P32"><draw:frame text:anchor-type="as-char" svg:width="98.16mm" svg:height="13.76mm" style:rel-width="scale" style:rel-height="scale"><draw:object-ole xlink:href="OleObj15"/><draw:image xlink:href="ObjectReplacements/OleObj15"/></draw:frame><text:span text:style-name="T5"/></text:p>
      <text:p text:style-name="P33"><text:span text:style-name="T5">27.Display all info that uname command can show.</text:span></text:p>
      <text:p text:style-name="P33"><text:span text:style-name="T5">Ans: uname -o</text:span></text:p>
      <text:p text:style-name="P34"><draw:frame text:anchor-type="as-char" svg:width="152.40mm" svg:height="16.40mm" style:rel-width="scale" style:rel-height="scale"><draw:object-ole xlink:href="OleObj16"/><draw:image xlink:href="ObjectReplacements/OleObj16"/></draw:frame><text:span text:style-name="T5"/></text:p>
      <text:p text:style-name="P35"><text:span text:style-name="T5">28.Display the name of directory that you are currently pointing to</text:span></text:p>
      <text:p text:style-name="P35"><text:span text:style-name="T5">Ans: pwd</text:span></text:p>
      <text:p text:style-name="P36"><draw:frame text:anchor-type="as-char" svg:width="94.19mm" svg:height="14.55mm" style:rel-width="scale" style:rel-height="scale"><draw:object-ole xlink:href="OleObj17"/><draw:image xlink:href="ObjectReplacements/OleObj17"/></draw:frame><text:span text:style-name="T5"/></text:p>
      <text:p text:style-name="P37"><text:span text:style-name="T5">29.change the current directory to another directory that you have in your system.</text:span></text:p>
      <text:p text:style-name="P37"><text:span text:style-name="T5">Ans: cd absolute path name where the directory is present.</text:span></text:p>
      <text:p text:style-name="P37"><text:span text:style-name="T5">30.Go up one directory</text:span></text:p>
      <text:p text:style-name="P37"><text:span text:style-name="T5">Ans: cd ..</text:span></text:p>
      <text:p text:style-name="P37"><text:span text:style-name="T5">31.Return to last directory</text:span></text:p>
      <text:p text:style-name="P37"><text:span text:style-name="T5">Ans: cd</text:span></text:p>
      <text:p text:style-name="P37"><text:span text:style-name="T5">32.change the current directory to home(logged in user's) directory</text:span></text:p>
      <text:p text:style-name="P38"><text:span text:style-name="T5">Ans:<text:s/></text:span><text:span text:style-name="T6">cd ~user name</text:span></text:p>
      <text:p text:style-name="P39"><text:span text:style-name="T7"/></text:p>
      <text:p text:style-name="P39"><text:span text:style-name="T7">33.How to check all the command used from the prompt (Command History)</text:span></text:p>
      <text:p text:style-name="P39"><text:span text:style-name="T7">Ans: history</text:span></text:p>
      <text:p text:style-name="P39"><text:span text:style-name="T7">34.In which file the history of commands are stored in?</text:span></text:p>
      <text:p text:style-name="P39"><text:span text:style-name="T7">Ans: .</text:span><text:span text:style-name="T8">bash_history</text:span><text:span text:style-name="T9"/></text:p>
      <text:p text:style-name="P39"><text:span text:style-name="T9">35.How many lines of history does the system keep and from where you can change it?</text:span></text:p>
      <text:p text:style-name="P39"><text:span text:style-name="T9">Ans: 500</text:span></text:p>
      <text:p text:style-name="P39"><text:span text:style-name="T9">36.How can you modify bash's history behaviour</text:span></text:p>
      <text:p text:style-name="P39"><text:span text:style-name="T9"/></text:p>
      <text:p text:style-name="P39"><text:span text:style-name="T9">37.Display all the commands entered so far, now, try to run a particular command from the history list without typing that command.</text:span></text:p>
      <text:p text:style-name="P39"><text:span text:style-name="T9"/></text:p>
      <text:p text:style-name="P39"><text:span text:style-name="T9">NOTE:- TAB key is your friend when it comes to command completion and having long file and directory names autocompleted at the bash prompt for you. JUST BE LAZY AND USE TAB KEY FOR AUTO COMPLETION ;-)</text:span></text:p>
      <text:p text:style-name="P39"><text:span text:style-name="T9"/></text:p>
      <text:p text:style-name="P39"><text:span text:style-name="T9">38.What are the different types of shell and where are they used and how do we use them?</text:span></text:p>
      <text:p text:style-name="P39"><text:span text:style-name="T9"/></text:p>
      <text:p text:style-name="P39"><text:span text:style-name="T9">39.What is the difference between login shell and non-login shell?</text:span></text:p>
      <text:p text:style-name="P39"><text:span text:style-name="T9"/></text:p>
      <text:p text:style-name="P39"><text:span text:style-name="T9">40.How do we start login shell and non-login shell?</text:span></text:p>
      <text:p text:style-name="P39"><text:span text:style-name="T9"/></text:p>
      <text:p text:style-name="P39"><text:span text:style-name="T9">41.What happens when you start a login shell (which files are read and used and Why)?</text:span></text:p>
      <text:p text:style-name="P39"><text:span text:style-name="T9"/></text:p>
      <text:p text:style-name="P39"><text:span text:style-name="T9">42.What happens when you start a non-login shell (Which files are read and used and Why)?</text:span></text:p>
      <text:p text:style-name="P39"><text:span text:style-name="T9"/></text:p>
      <text:p text:style-name="P39"><text:span text:style-name="T9">43.What are Shell Configuration Files, why do we need it?</text:span></text:p>
      <text:p text:style-name="P39"><text:span text:style-name="T9"/></text:p>
      <text:p text:style-name="P39"><text:span text:style-name="T9">44.Explain the Order of file usage from the system/user's home directory when user logs in to the System.</text:span></text:p>
      <text:p text:style-name="P39"><text:span text:style-name="T9"/></text:p>
      <text:p text:style-name="P39"><text:span text:style-name="T9">45.What are Shell Variables, list major shell variables and what do they represent?</text:span></text:p>
      <text:p text:style-name="P39"><text:span text:style-name="T9"/></text:p>
      <text:p text:style-name="P39"><text:span text:style-name="T9">46.How we see all our env variables?</text:span></text:p>
      <text:p text:style-name="P39"><text:span text:style-name="T9"/></text:p>
      <text:p text:style-name="P39"><text:span text:style-name="T9">47.How we see all env variables in alphabical order?</text:span></text:p>
      <text:p text:style-name="P39"><text:span text:style-name="T9"/></text:p>
      <text:p text:style-name="P39"><text:span text:style-name="T9">48.What Format does the env var and its values are stored?</text:span></text:p>
      <text:p text:style-name="P39"><text:span text:style-name="T9"/></text:p>
      <text:p text:style-name="P39"><text:span text:style-name="T9">49.How do you create your own varible?</text:span></text:p>
      <text:p text:style-name="P39"><text:span text:style-name="T9"/></text:p>
      <text:p text:style-name="P39"><text:span text:style-name="T9">50.How do you start a new bash shell?</text:span></text:p>
      <text:p text:style-name="P39"><text:span text:style-name="T9"/></text:p>
      <text:p text:style-name="P39"><text:span text:style-name="T9">51.Difference between Local/Shell variables to Global Variable</text:span></text:p>
      <text:p text:style-name="P39"><text:span text:style-name="T9"/></text:p>
      <text:p text:style-name="P39"><text:span text:style-name="T9">52.Making a variable accessible from other the shell in the system.</text:span></text:p>
      <text:p text:style-name="P39"><text:span text:style-name="T9"/></text:p>
      <text:p text:style-name="P39"><text:span text:style-name="T9">53.Show the real life use case of exporting a variable</text:span></text:p>
      <text:p text:style-name="P39"><text:span text:style-name="T9"/></text:p>
      <text:p text:style-name="P39"><text:span text:style-name="T9">54.Convert the above script file into a command, The file should run with "myappp" instead of "myapp.sh"</text:span></text:p>
      <text:p text:style-name="P39"><text:span text:style-name="T9"/></text:p>
      <text:p text:style-name="P39"><text:span text:style-name="T9">55.is Globbing? Explain in depth with examples?</text:span></text:p>
      <text:p text:style-name="P39"><text:span text:style-name="T9"/></text:p>
      <text:p text:style-name="P39"><text:span text:style-name="T9">56.List all entries with extension ".sh"</text:span></text:p>
      <text:p text:style-name="P39"><text:span text:style-name="T9"/></text:p>
      <text:p text:style-name="P39"><text:span text:style-name="T9">57.List all entries with numbers in it.</text:span></text:p>
      <text:p text:style-name="P39"><text:span text:style-name="T9"/></text:p>
      <text:p text:style-name="P39"><text:span text:style-name="T9">58.List all entries that starts with a character and ends with a number</text:span></text:p>
      <text:p text:style-name="P39"><text:span text:style-name="T9"/></text:p>
      <text:p text:style-name="P39"><text:span text:style-name="T9">59.List all entries that name length more than 5 characters</text:span></text:p>
      <text:p text:style-name="P39"><text:span text:style-name="T9"/></text:p>
      <text:p text:style-name="P39"><text:span text:style-name="T9">60.What is Quoting? and Why do we need it?</text:span></text:p>
      <text:p text:style-name="P39"><text:span text:style-name="T9"/></text:p>
      <text:p text:style-name="P39"><text:span text:style-name="T9">61.Write few(minimum 3) unique examples that shows, how a particular problem is solved using Quoting.</text:span></text:p>
      <text:p text:style-name="P39"><text:span text:style-name="T9"/></text:p>
      <text:p text:style-name="P39"><text:span text:style-name="T9">62.How do you find a particular files/directories based on a particular search criteria?</text:span></text:p>
      <text:p text:style-name="P39"><text:span text:style-name="T9">HINT:- look for commands -&gt; locate, find and whereis</text:span></text:p>
      <text:p text:style-name="P39"><text:span text:style-name="T9"/></text:p>
      <text:p text:style-name="P39"><text:span text:style-name="T9">63.Write major difference between locate, find and whereis?</text:span></text:p>
      <text:p text:style-name="P39"><text:span text:style-name="T9"/></text:p>
      <text:p text:style-name="P39"><text:span text:style-name="T9">64.How Globbing is different from locate, find and whereis?</text:span></text:p>
      <text:p text:style-name="P39"><text:span text:style-name="T9"/></text:p>
      <text:p text:style-name="P39"><text:span text:style-name="T9">65.Explain the Linux File System.</text:span></text:p>
      <text:p text:style-name="P39"><text:span text:style-name="T9"/></text:p>
      <text:p text:style-name="P39"><text:span text:style-name="T9">66.Explain absolute and Relative Paths</text:span></text:p>
      <text:p text:style-name="P39"><text:span text:style-name="T9"/></text:p>
      <text:p text:style-name="P39"><text:span text:style-name="T9">67.What are the different ways of creating a File in linux System? Write an example of each and the difference between them.</text:span></text:p>
      <text:p text:style-name="P39"><text:span text:style-name="T9"/></text:p>
      <text:p text:style-name="P39"><text:span text:style-name="T9">68.In how many ways we can delete the files from linux system? write an example of each and teh difference between them.</text:span></text:p>
      <text:p text:style-name="P39"><text:span text:style-name="T9"/></text:p>
      <text:p text:style-name="P39"><text:span text:style-name="T9">69.Archiving files using linux command, write a command to archive set of files from linux commands.</text:span></text:p>
      <text:p text:style-name="P39"><text:span text:style-name="T9"/></text:p>
      <text:p text:style-name="P39"><text:span text:style-name="T9">70.Extract the archived files from the above step.</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